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background-color="#ffff00"/>
    </style:style>
    <style:style style:name="P2" style:family="paragraph" style:parent-style-name="Text_20_body">
      <style:text-properties officeooo:paragraph-rsid="0008c1f7"/>
    </style:style>
    <style:style style:name="P3" style:family="paragraph" style:parent-style-name="Text_20_body">
      <style:text-properties officeooo:paragraph-rsid="000a9f9e"/>
    </style:style>
    <style:style style:name="P4" style:family="paragraph" style:parent-style-name="Text_20_body">
      <style:text-properties officeooo:rsid="000a9f9e" officeooo:paragraph-rsid="000b7c99"/>
    </style:style>
    <style:style style:name="P5" style:family="paragraph" style:parent-style-name="Text_20_body">
      <style:text-properties officeooo:rsid="000a9f9e" officeooo:paragraph-rsid="000cdca9"/>
    </style:style>
    <style:style style:name="P6" style:family="paragraph" style:parent-style-name="Text_20_body">
      <style:text-properties officeooo:paragraph-rsid="000b7c99"/>
    </style:style>
    <style:style style:name="P7" style:family="paragraph" style:parent-style-name="Text_20_body">
      <style:text-properties officeooo:rsid="000e1e32" officeooo:paragraph-rsid="000e1e32"/>
    </style:style>
    <style:style style:name="P8" style:family="paragraph" style:parent-style-name="Text_20_body">
      <style:text-properties officeooo:rsid="0010b251" officeooo:paragraph-rsid="0010b251"/>
    </style:style>
    <style:style style:name="P9" style:family="paragraph" style:parent-style-name="Text_20_body">
      <style:paragraph-properties fo:line-height="115%"/>
      <style:text-properties officeooo:rsid="0004c160"/>
    </style:style>
    <style:style style:name="P10" style:family="paragraph" style:parent-style-name="Text_20_body">
      <style:text-properties style:font-name="Symbol" officeooo:paragraph-rsid="0008c1f7"/>
    </style:style>
    <style:style style:name="P11" style:family="paragraph" style:parent-style-name="Text_20_body">
      <style:text-properties officeooo:rsid="000d5229" officeooo:paragraph-rsid="000cdca9"/>
    </style:style>
    <style:style style:name="P12" style:family="paragraph" style:parent-style-name="Text_20_body">
      <style:text-properties officeooo:rsid="000d5229" officeooo:paragraph-rsid="001dc5ae"/>
    </style:style>
    <style:style style:name="P13" style:family="paragraph" style:parent-style-name="Text_20_body">
      <style:text-properties officeooo:rsid="000d5229" officeooo:paragraph-rsid="001fa5ab"/>
    </style:style>
    <style:style style:name="P14" style:family="paragraph" style:parent-style-name="Text_20_body">
      <style:text-properties officeooo:rsid="0012afa0" officeooo:paragraph-rsid="0014a525"/>
    </style:style>
    <style:style style:name="P15" style:family="paragraph" style:parent-style-name="Text_20_body">
      <style:text-properties officeooo:rsid="0012afa0" officeooo:paragraph-rsid="001bdafb"/>
    </style:style>
    <style:style style:name="P16" style:family="paragraph" style:parent-style-name="Text_20_body">
      <style:text-properties fo:font-size="10pt" officeooo:rsid="000cdca9" officeooo:paragraph-rsid="0017915b" style:font-size-asian="10pt" style:font-size-complex="10pt"/>
    </style:style>
    <style:style style:name="P17" style:family="paragraph" style:parent-style-name="Text_20_body">
      <style:text-properties fo:font-size="10pt" officeooo:rsid="000a9f9e" officeooo:paragraph-rsid="000cdca9" style:font-size-asian="10pt" style:font-size-complex="10pt"/>
    </style:style>
    <style:style style:name="P18" style:family="paragraph" style:parent-style-name="Text_20_body">
      <style:text-properties fo:font-size="10pt" officeooo:rsid="000e1e32" officeooo:paragraph-rsid="0017915b" style:font-size-asian="10pt" style:font-size-complex="10pt"/>
    </style:style>
    <style:style style:name="P19" style:family="paragraph" style:parent-style-name="Text_20_body">
      <style:text-properties fo:font-size="10pt" officeooo:rsid="000e1e32" officeooo:paragraph-rsid="0017850c" style:font-size-asian="10pt" style:font-size-complex="10pt"/>
    </style:style>
    <style:style style:name="P20" style:family="paragraph" style:parent-style-name="Text_20_body">
      <style:text-properties fo:font-size="10pt" officeooo:rsid="000e1e32" officeooo:paragraph-rsid="000e1e32" style:font-size-asian="10pt" style:font-size-complex="10pt"/>
    </style:style>
    <style:style style:name="P21" style:family="paragraph" style:parent-style-name="Text_20_body">
      <style:text-properties fo:font-size="10pt" officeooo:rsid="000e1e32" officeooo:paragraph-rsid="0010b251" style:font-size-asian="10pt" style:font-size-complex="10pt"/>
    </style:style>
    <style:style style:name="P22" style:family="paragraph" style:parent-style-name="Text_20_body">
      <style:text-properties fo:font-size="10pt" officeooo:rsid="000e1e32" officeooo:paragraph-rsid="001dc5ae" style:font-size-asian="10pt" style:font-size-complex="10pt"/>
    </style:style>
    <style:style style:name="P23" style:family="paragraph" style:parent-style-name="Text_20_body">
      <style:text-properties fo:font-size="10pt" officeooo:rsid="000e1e32" officeooo:paragraph-rsid="001fa5ab" style:font-size-asian="10pt" style:font-size-complex="10pt"/>
    </style:style>
    <style:style style:name="P24" style:family="paragraph" style:parent-style-name="Text_20_body">
      <style:text-properties fo:font-size="10pt" officeooo:rsid="0010b251" officeooo:paragraph-rsid="0010b251" style:font-size-asian="10pt" style:font-size-complex="10pt"/>
    </style:style>
    <style:style style:name="P25" style:family="paragraph" style:parent-style-name="Text_20_body">
      <style:text-properties fo:font-size="10pt" officeooo:rsid="0010b251" officeooo:paragraph-rsid="001b2338" style:font-size-asian="10pt" style:font-size-complex="10pt"/>
    </style:style>
    <style:style style:name="P26" style:family="paragraph" style:parent-style-name="Text_20_body">
      <style:text-properties fo:font-size="10pt" officeooo:rsid="0012afa0" officeooo:paragraph-rsid="001bdafb" style:font-size-asian="10pt" style:font-size-complex="10pt"/>
    </style:style>
    <style:style style:name="P27" style:family="paragraph" style:parent-style-name="Text_20_body">
      <style:text-properties fo:font-size="10pt" officeooo:rsid="0012afa0" officeooo:paragraph-rsid="001dc5ae" style:font-size-asian="10pt" style:font-size-complex="10pt"/>
    </style:style>
    <style:style style:name="P28" style:family="paragraph" style:parent-style-name="Text_20_body">
      <style:paragraph-properties fo:margin-left="0cm" fo:margin-right="0cm" fo:text-indent="-0.635cm" style:auto-text-indent="false"/>
      <style:text-properties officeooo:paragraph-rsid="0006cd7a"/>
    </style:style>
    <style:style style:name="P29" style:family="paragraph" style:parent-style-name="Text_20_body">
      <style:text-properties fo:font-size="10pt" officeooo:rsid="0012afa0" officeooo:paragraph-rsid="001b2338" style:font-size-asian="10pt" style:font-size-complex="10pt"/>
    </style:style>
    <style:style style:name="P30" style:family="paragraph" style:parent-style-name="Text_20_body">
      <style:text-properties fo:font-size="10pt" officeooo:rsid="0010b251" officeooo:paragraph-rsid="001bdafb" style:font-size-asian="10pt" style:font-size-complex="10pt"/>
    </style:style>
    <style:style style:name="P31" style:family="paragraph" style:parent-style-name="Text_20_body">
      <style:text-properties fo:font-size="10pt" officeooo:rsid="000e1e32" officeooo:paragraph-rsid="0017915b" style:font-size-asian="10pt" style:font-size-complex="10pt"/>
    </style:style>
    <style:style style:name="P32" style:family="paragraph" style:parent-style-name="Text_20_body">
      <style:text-properties fo:font-size="10pt" officeooo:rsid="000e1e32" officeooo:paragraph-rsid="0017850c" style:font-size-asian="10pt" style:font-size-complex="10pt"/>
    </style:style>
    <style:style style:name="P33" style:family="paragraph" style:parent-style-name="Standard">
      <style:text-properties fo:font-size="10pt" officeooo:rsid="000a9f9e" officeooo:paragraph-rsid="001dc5ae" style:font-size-asian="10pt" style:font-size-complex="10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f2820" fo:background-color="#ffff00" loext:char-shading-value="0"/>
    </style:style>
    <style:style style:name="T3" style:family="text">
      <style:text-properties fo:font-variant="normal" fo:text-transform="none" style:font-name="Symbol"/>
    </style:style>
    <style:style style:name="T4" style:family="text">
      <style:text-properties fo:font-variant="normal" fo:text-transform="none" style:font-name="Symbol" officeooo:rsid="0006cd7a"/>
    </style:style>
    <style:style style:name="T5" style:family="text">
      <style:text-properties fo:font-variant="normal" fo:text-transform="none" style:font-name="Symbol" officeooo:rsid="000cdca9"/>
    </style:style>
    <style:style style:name="T6" style:family="text">
      <style:text-properties fo:font-variant="normal" fo:text-transform="none" style:font-name="Courier New" officeooo:rsid="0006cd7a"/>
    </style:style>
    <style:style style:name="T7" style:family="text">
      <style:text-properties fo:font-variant="normal" fo:text-transform="none" style:font-name="Courier New" officeooo:rsid="0008c1f7"/>
    </style:style>
    <style:style style:name="T8" style:family="text">
      <style:text-properties fo:font-variant="normal" fo:text-transform="none" style:font-name="Liberation Serif"/>
    </style:style>
    <style:style style:name="T9" style:family="text">
      <style:text-properties fo:font-variant="normal" fo:text-transform="none" style:font-name="Liberation Serif" officeooo:rsid="000a9f9e"/>
    </style:style>
    <style:style style:name="T10" style:family="text">
      <style:text-properties fo:font-variant="normal" fo:text-transform="none" style:font-name="Liberation Serif" officeooo:rsid="000b7c99"/>
    </style:style>
    <style:style style:name="T11" style:family="text">
      <style:text-properties fo:font-variant="normal" fo:text-transform="none" style:font-name="Liberation Serif" officeooo:rsid="000cdca9"/>
    </style:style>
    <style:style style:name="T12" style:family="text">
      <style:text-properties fo:font-variant="normal" fo:text-transform="none" style:font-name="Liberation Serif" officeooo:rsid="001fa5ab"/>
    </style:style>
    <style:style style:name="T13" style:family="text">
      <style:text-properties style:font-name="Symbol"/>
    </style:style>
    <style:style style:name="T14" style:family="text">
      <style:text-properties style:font-name="Symbol" officeooo:rsid="0008c1f7"/>
    </style:style>
    <style:style style:name="T15" style:family="text">
      <style:text-properties style:font-name="Symbol" officeooo:rsid="0006cd7a"/>
    </style:style>
    <style:style style:name="T16" style:family="text">
      <style:text-properties style:font-name="Symbol" officeooo:rsid="000cdca9"/>
    </style:style>
    <style:style style:name="T17" style:family="text">
      <style:text-properties style:font-name="Courier New" officeooo:rsid="0008c1f7"/>
    </style:style>
    <style:style style:name="T18" style:family="text">
      <style:text-properties style:font-name="Courier New" officeooo:rsid="0006cd7a"/>
    </style:style>
    <style:style style:name="T19" style:family="text">
      <style:text-properties officeooo:rsid="0006cd7a"/>
    </style:style>
    <style:style style:name="T20" style:family="text">
      <style:text-properties officeooo:rsid="0008c1f7"/>
    </style:style>
    <style:style style:name="T21" style:family="text">
      <style:text-properties officeooo:rsid="000b7c99"/>
    </style:style>
    <style:style style:name="T22" style:family="text">
      <style:text-properties officeooo:rsid="000cdca9"/>
    </style:style>
    <style:style style:name="T23" style:family="text">
      <style:text-properties officeooo:rsid="000d5229"/>
    </style:style>
    <style:style style:name="T24" style:family="text">
      <style:text-properties officeooo:rsid="000f2820"/>
    </style:style>
    <style:style style:name="T25" style:family="text">
      <style:text-properties officeooo:rsid="0012afa0"/>
    </style:style>
    <style:style style:name="T26" style:family="text">
      <style:text-properties officeooo:rsid="001365c6"/>
    </style:style>
    <style:style style:name="T27" style:family="text">
      <style:text-properties officeooo:rsid="0010b251"/>
    </style:style>
    <style:style style:name="T28" style:family="text">
      <style:text-properties officeooo:rsid="00157532"/>
    </style:style>
    <style:style style:name="T29" style:family="text">
      <style:text-properties officeooo:rsid="0017915b"/>
    </style:style>
    <style:style style:name="T30" style:family="text">
      <style:text-properties officeooo:rsid="00194376"/>
    </style:style>
    <style:style style:name="T31" style:family="text">
      <style:text-properties officeooo:rsid="001b2338"/>
    </style:style>
    <style:style style:name="T32" style:family="text">
      <style:text-properties officeooo:rsid="001bdafb"/>
    </style:style>
    <style:style style:name="T33" style:family="text">
      <style:text-properties officeooo:rsid="001dc5ae"/>
    </style:style>
    <style:style style:name="T34" style:family="text">
      <style:text-properties officeooo:rsid="001fa5ab"/>
    </style:style>
    <style:style style:name="T35" style:family="text">
      <style:text-properties officeooo:rsid="002314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ext_20_body"><text:span text:style-name="T1">Si vous voyez des modifs ou corrections, n’hésitez pas à nous les transmettre.</text:span> </text:p>
      <text:p text:style-name="Text_20_body"/>
      <text:p text:style-name="P9">Pour notre front, notre choix s’est porté sur React accompagné de Javascript et jQuery.</text:p>
      <text:p text:style-name="P10"/>
      <text:p text:style-name="P3"><text:span text:style-name="T13">·</text:span><text:span text:style-name="T3"> </text:span>Nos <text:span text:style-name="T20">principaux composants</text:span> :</text:p>
      <text:p text:style-name="P2"><text:span text:style-name="T4"><text:tab/></text:span><text:span text:style-name="T6">o </text:span><text:span text:style-name="T19">S</text:span>i<text:span text:style-name="T19">te </text:span>: <text:span text:style-name="T20">Point de lancement de notre site</text:span></text:p>
      <text:p text:style-name="P2"><text:span text:style-name="T14"><text:tab/></text:span><text:span text:style-name="T17">o</text:span><text:span text:style-name="T7"> </text:span><text:span text:style-name="T20">Entente </text:span>: <text:span text:style-name="T20">Affiche l’identité ainsi que des détails sur l’uilisateur</text:span></text:p>
      <text:p text:style-name="P2"><text:span text:style-name="T14"><text:tab/></text:span><text:span text:style-name="T17">o</text:span><text:span text:style-name="T7"> </text:span><text:span text:style-name="T20">PiedPage </text:span>: <text:span text:style-name="T20">Affiche des détails sur l’application</text:span></text:p>
      <text:p text:style-name="P2"><text:span text:style-name="T14"><text:tab/></text:span><text:span text:style-name="T17">o</text:span><text:span text:style-name="T7"> </text:span><text:span text:style-name="T20">BarDeNav </text:span>: <text:span text:style-name="T19">Sert à guider le choix de l’utilisateur</text:span></text:p>
      <text:p text:style-name="P2"><text:span text:style-name="T15"><text:tab/></text:span><text:span text:style-name="T18">o</text:span><text:span text:style-name="T6"> </text:span><text:span text:style-name="T19">Pages </text:span>: <text:span text:style-name="T19">Permet de d’afficher le contenu de la page en fonction du contexte</text:span></text:p>
      <text:p text:style-name="P28"/>
      <text:p text:style-name="P3"><text:span text:style-name="T13">·</text:span><text:span text:style-name="T3"> </text:span><text:span text:style-name="T8">Traitement</text:span><text:span text:style-name="T9"> des données issues du back</text:span> :</text:p>
      <text:p text:style-name="P4">Les données format<text:span text:style-name="T21">ées</text:span> <text:span text:style-name="T21">en </text:span>Json sont <text:span text:style-name="T21">échangées</text:span> <text:span text:style-name="T21">avec le back </text:span>via des requêtes HTTP <text:span text:style-name="T21">s’appuyant sur les méthodes CRUD.</text:span></text:p>
      <text:p text:style-name="P4"/>
      <text:p text:style-name="P6"><text:span text:style-name="T13">·</text:span><text:span text:style-name="T3"> </text:span><text:span text:style-name="T10">L’affichage des calendriers </text:span>:</text:p>
      <text:p text:style-name="P6"><text:span text:style-name="T10">S’appuie sur Javascript</text:span><text:span text:style-name="T11"> </text:span><text:span text:style-name="T10">et jQuery. Réact se charge de forunir une page contenant des boutons et des Divs </text:span><text:span text:style-name="T12">identifiés par des Ids</text:span><text:span text:style-name="T10">. </text:span><text:span text:style-name="T12">Javascript et jQuery traitent et affichent les données via le </text:span><text:span text:style-name="T11">DOM </text:span><text:span text:style-name="T12">des éléments de la page</text:span><text:span text:style-name="T11">.</text:span></text:p>
      <text:p text:style-name="P4"/>
      <text:p text:style-name="P5"><text:span text:style-name="T16">·</text:span><text:span text:style-name="T5"> </text:span><text:span text:style-name="T22">Les Pages de Front (données back attendues ou transmises) :</text:span></text:p>
      <text:p text:style-name="P5"><text:span text:style-name="T15"><text:tab/></text:span><text:span text:style-name="T18">o</text:span><text:span text:style-name="T6"> </text:span><text:span text:style-name="T22">Liste de demandes :</text:span></text:p>
      <text:p text:style-name="P16">Entrée : employe<text:span text:style-name="T30">(id)</text:span>.{nom, prenom, nomResp, prenomResp} <text:span text:style-name="T28">=&gt;</text:span> [absence].{<text:span text:style-name="T1">n°demande</text:span>, debut, fin}<text:span text:style-name="T28"> ==&gt;</text:span> [type].{nom}<text:line-break/> <text:s text:c="2"/><text:span text:style-name="T29"><text:s text:c="158"/>==&gt;</text:span> [statut].{nom}<text:line-break/><text:span text:style-name="T23">Sortie : Néant</text:span></text:p>
      <text:p text:style-name="P17"/>
      <text:p text:style-name="P17"/>
      <text:p text:style-name="P11"><text:tab/> o Nouvelle demande :</text:p>
      <text:p text:style-name="P18">Entrée : <text:span text:style-name="T24">e</text:span>mploye<text:span text:style-name="T30">(id)</text:span>.<text:span text:style-name="T24">{</text:span>nbCa, nbRtt, nbRC, nomResp, prenomResp<text:span text:style-name="T24">}, [type].{nom}</text:span><text:line-break/><text:span text:style-name="T24">Sortie : absence.{idEmploye, debut, fin} =&gt; type.{nom} <text:line-break/></text:span></text:p>
      <text:p text:style-name="P18"/>
      <text:p text:style-name="P7"><text:soft-page-break/><text:tab/> o Declaration d’absence :</text:p>
      <text:p text:style-name="P19">Entée : <text:span text:style-name="T24">[employe(idEquipe)].{</text:span>nom, <text:span text:style-name="T24">prenom, nbCa, nbRtt, nbRC}, [type].{nom}<text:line-break/>Sortie : absence.{idEmploye, debut, fin, </text:span><text:span text:style-name="T2">commentaires</text:span><text:span text:style-name="T24">} =&gt; type.{nom} <text:line-break/></text:span></text:p>
      <text:p text:style-name="P19"/>
      <text:p text:style-name="P20"/>
      <text:p text:style-name="P8"><text:tab/> o Reliquat de congés :</text:p>
      <text:p text:style-name="P21">Entée : <text:span text:style-name="T24">[employe(idEquipe)].{</text:span>nom, <text:span text:style-name="T24">prenom, matricule, nomResp, prenomResp, nbCa, nbRtt, nbRC}<text:line-break/>Sortie : néant<text:line-break/></text:span></text:p>
      <text:p text:style-name="P21"/>
      <text:p text:style-name="P8"><text:tab/> o Calendriers :</text:p>
      <text:p text:style-name="P25"><text:span text:style-name="T31"><text:s/>- MonCalendrier <text:line-break/><text:tab/></text:span>Entrée : <text:span text:style-name="T25">employe(id).{nom, prenom} =&gt; </text:span>[absence].{debut, fin} <text:span text:style-name="T31">==&gt;</text:span> type.{nom} <text:span text:style-name="T31">==&gt;</text:span> <text:span text:style-name="T25">statut.{nom}</text:span></text:p>
      <text:p text:style-name="P25"><text:span text:style-name="T25"><text:s/>- CalendrierEquipe <text:line-break/><text:tab/></text:span>Entrée : <text:span text:style-name="T25">[employe(idEquipe)].{nom, prenom} =&gt; </text:span>[absence].{debut, fin} <text:span text:style-name="T31">==&gt;</text:span> type.{nom} <text:span text:style-name="T31">==&gt;</text:span> <text:span text:style-name="T25">statut.{nom}</text:span></text:p>
      <text:p text:style-name="P25"><text:span text:style-name="T31"><text:s/>- CalendrierEntreprise<text:line-break/><text:tab/></text:span>Entrée : <text:span text:style-name="T25">[employe].{nom, prenom} =&gt; </text:span>[absence].{debut, fin} <text:span text:style-name="T31">==&gt;</text:span> type.{nom} <text:span text:style-name="T31">==&gt;</text:span> <text:span text:style-name="T25">statut.{nom}</text:span></text:p>
      <text:p text:style-name="P29"><text:tab/>Sortie : néant</text:p>
      <text:p text:style-name="P24"/>
      <text:p text:style-name="P24"/>
      <text:p text:style-name="P14"><text:span text:style-name="T27"><text:tab/> o </text:span>Gestion du personnel :</text:p>
      <text:p text:style-name="P26">Entrée : [employe].{nom, prenom, <text:span text:style-name="T26">matricule, email</text:span>} <text:span text:style-name="T31">=&gt; equipe.{nom, idResp} ==&gt; employe.{nomResp, prenomResp}<text:line-break/> <text:s text:c="84"/>=&gt; serviceRh.{nom, email}<text:line-break/> <text:s text:c="84"/>=&gt; role.{valeur},<text:line-break/><text:tab/>[equipe].{nom, idResp} =&gt; employe.{nomResp, prenomResp},<text:line-break/><text:tab/>[serviceRh].{nom, email},<text:line-break/><text:tab/>[role].{valeur}<text:line-break/>Sortie CU :</text:span> employe.{nom, prenom, <text:span text:style-name="T26">matricule, email</text:span>},<text:span text:style-name="T31"> equipe.{idEquipe}, serviceRh.{idRh}, role.{valeur} <text:line-break/>Sortie D <text:s text:c="2"/>: employe.{id}, user.{id}<text:line-break/></text:span></text:p>
      <text:p text:style-name="P30"/>
      <text:p text:style-name="P15"><text:span text:style-name="T27"><text:tab/> o </text:span>Gestion d’<text:span text:style-name="T32">équipe</text:span> :</text:p>
      <text:p text:style-name="P27">Entrée : <text:span text:style-name="T31">equipe.{nom, idResp} =&gt; employe.{nomResp, prenomResp}<text:line-break/> <text:s text:c="49"/>=&gt; serviceRh.{nom, email},<text:line-break/><text:tab/>[equipe].{nom, idResp} =&gt; employe.{nomResp, prenomResp},<text:line-break/><text:tab/>[serviceRh].{nom, prenom},<text:line-break/>Sortie CU :</text:span> <text:span text:style-name="T31">equipe.{nom, idResp}, serviceRh.{nom, email}<text:line-break/>Sortie D <text:s text:c="2"/>: equipe.{id}</text:span></text:p>
      <text:p text:style-name="P27"/>
      <text:p text:style-name="P27"/>
      <text:p text:style-name="P12"><text:soft-page-break/><text:tab/> o <text:span text:style-name="T33">Avis hiérarchie</text:span> :</text:p>
      <text:p text:style-name="P22">Entrée : <text:span text:style-name="T24">absence.{idEmploye, debut, fin} =&gt; e</text:span>mploye<text:span text:style-name="T30">(id)</text:span>.<text:span text:style-name="T24">{</text:span>nbCa, nbRtt, nbRC<text:span text:style-name="T24">}<text:line-break/> <text:s text:c="66"/>=&gt; type.{nom}<text:line-break/> <text:s text:c="66"/>=&gt; statut</text:span>.<text:span text:style-name="T24">{</text:span>nom<text:span text:style-name="T24">}<text:line-break/>Sortie : absence.{idEmploye, debut, fin, commentaires}, e</text:span>mploye<text:span text:style-name="T30">(id)</text:span>.<text:span text:style-name="T24">{</text:span>nbCa, nbRtt, nbRC<text:span text:style-name="T24">}, type.{nom}, statut</text:span>.<text:span text:style-name="T24">{</text:span>nom<text:span text:style-name="T24">}<text:line-break/></text:span></text:p>
      <text:p text:style-name="P22"/>
      <text:p text:style-name="P33"/>
      <text:p text:style-name="P12"><text:tab/> o <text:span text:style-name="T33">Avis RH</text:span> :</text:p>
      <text:p text:style-name="P22">Entrée : <text:span text:style-name="T24">absence.{idEmploye, debut, fin} =&gt; e</text:span>mploye<text:span text:style-name="T30">(id)</text:span>.<text:span text:style-name="T24">{</text:span>nbCa, nbRtt, nbRC<text:span text:style-name="T24">}<text:line-break/> <text:s text:c="66"/>=&gt; type.{nom}<text:line-break/> <text:s text:c="66"/>=&gt; statut</text:span>.<text:span text:style-name="T24">{</text:span>nom<text:span text:style-name="T24">}<text:line-break/>Sortie : absence.{idEmploye, debut, fin, commentaires}, e</text:span>mploye<text:span text:style-name="T30">(id)</text:span>.<text:span text:style-name="T24">{</text:span>nbCa, nbRtt, nbRC<text:span text:style-name="T24">}, type.{nom}, statut</text:span>.<text:span text:style-name="T24">{</text:span>nom<text:span text:style-name="T24">}<text:line-break/></text:span></text:p>
      <text:p text:style-name="P22"/>
      <text:p text:style-name="P12"><text:tab/> o <text:span text:style-name="T33">Authentification</text:span> :</text:p>
      <text:p text:style-name="P23">Entrée : <text:span text:style-name="T33">user.{idEmploye, email, motdepasse} =&gt; role(idUser)</text:span>.<text:span text:style-name="T24">{valeur}<text:line-break/>Sortie : user.{idEmploye} =&gt; role(idUser)</text:span>.<text:span text:style-name="T24">{valeur}<text:line-break/></text:span></text:p>
      <text:p text:style-name="P23"/>
      <text:p text:style-name="P13"><text:tab/> o <text:span text:style-name="T33">Modification du mot de passe</text:span> :</text:p>
      <text:p text:style-name="P23">Entrée : <text:span text:style-name="T33">user.{idEmploye, email, motdepasse}<text:line-break/>Sortie : user.{idEmploye, motdepasse}<text:line-break/></text:span></text:p>
      <text:p text:style-name="P23"/>
      <text:p text:style-name="P13"><text:tab/> o <text:span text:style-name="T34">Barre de navigation</text:span> :</text:p>
      <text:p text:style-name="P23">Entrée : <text:span text:style-name="T35">employe.{id} =&gt; role.{valeur}<text:line-break/>Sortie : néant<text:line-break/></text:span></text:p>
      <text:p text:style-name="P23"/>
      <text:p text:style-name="P13"><text:tab/> o <text:span text:style-name="T34">Entête</text:span> :</text:p>
      <text:p text:style-name="P23">Entrée : <text:span text:style-name="T34">employe.{nom, prenom, matricule, nbCa, nbRtt, nbRc}<text:line-break/>Sortie : néant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21:42:16.392000000</meta:creation-date>
    <dc:date>2017-06-03T15:20:01.295000000</dc:date>
    <meta:editing-duration>PT42M39S</meta:editing-duration>
    <meta:editing-cycles>8</meta:editing-cycles>
    <meta:generator>LibreOffice/5.3.1.2$Windows_X86_64 LibreOffice_project/e80a0e0fd1875e1696614d24c32df0f95f03deb2</meta:generator>
    <meta:document-statistic meta:table-count="0" meta:image-count="0" meta:object-count="0" meta:page-count="3" meta:paragraph-count="42" meta:word-count="481" meta:character-count="4208" meta:non-whitespace-character-count="3058"/>
  </office:meta>
</office:document-meta>
</file>